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2" svg:font-family="Garamond" style:font-adornments="Italic" style:font-family-generic="roman"/>
    <style:font-face style:name="Garamond1" svg:font-family="Garamond" style:font-adornments="Regular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orceExample" style:family="table">
      <style:table-properties style:width="1.9403in" fo:break-before="auto" fo:break-after="auto" table:align="center" fo:keep-with-next="auto" style:may-break-between-rows="false" table:border-model="collapsing"/>
    </style:style>
    <style:style style:name="ForceExample.A" style:family="table-column">
      <style:table-column-properties style:column-width="0.5451in"/>
    </style:style>
    <style:style style:name="ForceExample.B" style:family="table-column">
      <style:table-column-properties style:column-width="0.7792in"/>
    </style:style>
    <style:style style:name="ForceExample.C" style:family="table-column">
      <style:table-column-properties style:column-width="0.616in"/>
    </style:style>
    <style:style style:name="ForceExample.1" style:family="table-row">
      <style:table-row-properties fo:keep-together="auto"/>
    </style:style>
    <style:style style:name="ForceExample.A1" style:family="table-cell">
      <style:table-cell-properties style:vertical-align="" fo:background-color="#c0c0c0" fo:padding="0.0382in" fo:border-left="0.05pt solid #000000" fo:border-right="none" fo:border-top="0.05pt solid #000000" fo:border-bottom="2pt solid #000000" style:writing-mode="page">
        <style:background-image/>
      </style:table-cell-properties>
    </style:style>
    <style:style style:name="ForceExample.B1" style:family="table-cell">
      <style:table-cell-properties style:vertical-align="" fo:background-color="#c0c0c0" fo:padding="0.0382in" fo:border-left="0.05pt solid #000000" fo:border-right="0.05pt solid #000000" fo:border-top="0.05pt solid #000000" fo:border-bottom="2pt solid #000000" style:writing-mode="page">
        <style:background-image/>
      </style:table-cell-properties>
    </style:style>
    <style:style style:name="ForceExample.A2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ForceExample.B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" style:family="table">
      <style:table-properties style:width="1.9403in" fo:break-before="auto" fo:break-after="auto" table:align="center" fo:keep-with-next="auto" style:may-break-between-rows="false" table:border-model="collapsing"/>
    </style:style>
    <style:style style:name="Table1.A" style:family="table-column">
      <style:table-column-properties style:column-width="0.5451in"/>
    </style:style>
    <style:style style:name="Table1.B" style:family="table-column">
      <style:table-column-properties style:column-width="0.7792in"/>
    </style:style>
    <style:style style:name="Table1.C" style:family="table-column">
      <style:table-column-properties style:column-width="0.61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c0c0c0" fo:padding="0.0382in" fo:border-left="0.05pt solid #000000" fo:border-right="none" fo:border-top="0.05pt solid #000000" fo:border-bottom="2pt solid #000000" style:writing-mode="page">
        <style:background-image/>
      </style:table-cell-properties>
    </style:style>
    <style:style style:name="Table1.B1" style:family="table-cell">
      <style:table-cell-properties style:vertical-align="" fo:background-color="#c0c0c0" fo:padding="0.0382in" fo:border-left="0.05pt solid #000000" fo:border-right="0.05pt solid #000000" fo:border-top="0.05pt solid #000000" fo:border-bottom="2pt solid #000000" style:writing-mode="page">
        <style:background-image/>
      </style:table-cell-properties>
    </style:style>
    <style:style style:name="Table1.A2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" style:family="table" style:master-page-name="">
      <style:table-properties style:width="6.9792in" style:page-number="auto" fo:break-before="auto" fo:break-after="auto" table:align="left" style:shadow="none" fo:keep-with-next="auto" style:may-break-between-rows="false" table:border-model="collapsing"/>
    </style:style>
    <style:style style:name="Table3.A" style:family="table-column">
      <style:table-column-properties style:column-width="0.9215in"/>
    </style:style>
    <style:style style:name="Table3.B" style:family="table-column">
      <style:table-column-properties style:column-width="1.5785in"/>
    </style:style>
    <style:style style:name="Table3.C" style:family="table-column">
      <style:table-column-properties style:column-width="4.4792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c0c0c0" fo:padding="0.0382in" fo:border-left="0.05pt solid #000000" fo:border-right="none" fo:border-top="0.05pt solid #000000" fo:border-bottom="2pt solid #000000" style:writing-mode="page">
        <style:background-image/>
      </style:table-cell-properties>
    </style:style>
    <style:style style:name="Table3.B1" style:family="table-cell">
      <style:table-cell-properties style:vertical-align="" fo:background-color="#c0c0c0" fo:padding="0.0382in" fo:border-left="0.05pt solid #000000" fo:border-right="0.05pt solid #000000" fo:border-top="0.05pt solid #000000" fo:border-bottom="2pt solid #000000" style:writing-mode="page">
        <style:background-image/>
      </style:table-cell-properties>
    </style:style>
    <style:style style:name="Table3.A2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3.B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" style:family="table" style:master-page-name="">
      <style:table-properties style:width="6.9792in" style:page-number="auto" fo:break-before="auto" fo:break-after="auto" table:align="left" style:shadow="none" fo:keep-with-next="auto" style:may-break-between-rows="false" table:border-model="collapsing"/>
    </style:style>
    <style:style style:name="Table8.A" style:family="table-column">
      <style:table-column-properties style:column-width="0.9215in"/>
    </style:style>
    <style:style style:name="Table8.B" style:family="table-column">
      <style:table-column-properties style:column-width="1.5785in"/>
    </style:style>
    <style:style style:name="Table8.C" style:family="table-column">
      <style:table-column-properties style:column-width="4.4792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c0c0c0" fo:padding="0.0382in" fo:border-left="0.05pt solid #000000" fo:border-right="none" fo:border-top="0.05pt solid #000000" fo:border-bottom="2pt solid #000000" style:writing-mode="page">
        <style:background-image/>
      </style:table-cell-properties>
    </style:style>
    <style:style style:name="Table8.B1" style:family="table-cell">
      <style:table-cell-properties style:vertical-align="" fo:background-color="#c0c0c0" fo:padding="0.0382in" fo:border-left="0.05pt solid #000000" fo:border-right="0.05pt solid #000000" fo:border-top="0.05pt solid #000000" fo:border-bottom="2pt solid #000000" style:writing-mode="page">
        <style:background-image/>
      </style:table-cell-properties>
    </style:style>
    <style:style style:name="Table8.A2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8.B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" style:family="table" style:master-page-name="">
      <style:table-properties style:width="6.9792in" style:page-number="auto" fo:break-before="auto" fo:break-after="auto" table:align="left" style:shadow="none" fo:keep-with-next="auto" style:may-break-between-rows="false" table:border-model="collapsing"/>
    </style:style>
    <style:style style:name="Table2.A" style:family="table-column">
      <style:table-column-properties style:column-width="0.9215in"/>
    </style:style>
    <style:style style:name="Table2.B" style:family="table-column">
      <style:table-column-properties style:column-width="1.5785in"/>
    </style:style>
    <style:style style:name="Table2.C" style:family="table-column">
      <style:table-column-properties style:column-width="4.479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0c0c0" fo:padding="0.0382in" fo:border-left="0.05pt solid #000000" fo:border-right="none" fo:border-top="0.05pt solid #000000" fo:border-bottom="2pt solid #000000" style:writing-mode="page">
        <style:background-image/>
      </style:table-cell-properties>
    </style:style>
    <style:style style:name="Table2.B1" style:family="table-cell">
      <style:table-cell-properties style:vertical-align="" fo:background-color="#c0c0c0" fo:padding="0.0382in" fo:border-left="0.05pt solid #000000" fo:border-right="0.05pt solid #000000" fo:border-top="0.05pt solid #000000" fo:border-bottom="2pt solid #000000" style:writing-mode="pag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" style:family="table" style:master-page-name="">
      <style:table-properties style:width="6.9792in" style:page-number="auto" fo:break-before="auto" fo:break-after="auto" table:align="left" style:shadow="none" fo:keep-with-next="auto" style:may-break-between-rows="false" table:border-model="collapsing"/>
    </style:style>
    <style:style style:name="Table4.A" style:family="table-column">
      <style:table-column-properties style:column-width="0.9215in"/>
    </style:style>
    <style:style style:name="Table4.B" style:family="table-column">
      <style:table-column-properties style:column-width="1.5785in"/>
    </style:style>
    <style:style style:name="Table4.C" style:family="table-column">
      <style:table-column-properties style:column-width="4.4792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c0c0c0" fo:padding="0.0382in" fo:border-left="0.05pt solid #000000" fo:border-right="none" fo:border-top="0.05pt solid #000000" fo:border-bottom="2pt solid #000000" style:writing-mode="page">
        <style:background-image/>
      </style:table-cell-properties>
    </style:style>
    <style:style style:name="Table4.B1" style:family="table-cell">
      <style:table-cell-properties style:vertical-align="" fo:background-color="#c0c0c0" fo:padding="0.0382in" fo:border-left="0.05pt solid #000000" fo:border-right="0.05pt solid #000000" fo:border-top="0.05pt solid #000000" fo:border-bottom="2pt solid #000000" style:writing-mode="page">
        <style:background-image/>
      </style:table-cell-properties>
    </style:style>
    <style:style style:name="Table4.A2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4.B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" style:family="table" style:master-page-name="">
      <style:table-properties style:width="6.9792in" style:page-number="auto" fo:break-before="auto" fo:break-after="auto" table:align="left" style:shadow="none" fo:keep-with-next="auto" style:may-break-between-rows="false" table:border-model="collapsing"/>
    </style:style>
    <style:style style:name="Table5.A" style:family="table-column">
      <style:table-column-properties style:column-width="0.9215in"/>
    </style:style>
    <style:style style:name="Table5.B" style:family="table-column">
      <style:table-column-properties style:column-width="1.5785in"/>
    </style:style>
    <style:style style:name="Table5.C" style:family="table-column">
      <style:table-column-properties style:column-width="4.4792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c0c0c0" fo:padding="0.0382in" fo:border-left="0.05pt solid #000000" fo:border-right="none" fo:border-top="0.05pt solid #000000" fo:border-bottom="2pt solid #000000" style:writing-mode="page">
        <style:background-image/>
      </style:table-cell-properties>
    </style:style>
    <style:style style:name="Table5.B1" style:family="table-cell">
      <style:table-cell-properties style:vertical-align="" fo:background-color="#c0c0c0" fo:padding="0.0382in" fo:border-left="0.05pt solid #000000" fo:border-right="0.05pt solid #000000" fo:border-top="0.05pt solid #000000" fo:border-bottom="2pt solid #000000" style:writing-mode="page">
        <style:background-image/>
      </style:table-cell-properties>
    </style:style>
    <style:style style:name="Table5.A2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5.B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" style:family="table" style:master-page-name="">
      <style:table-properties style:width="6.9792in" style:page-number="auto" fo:break-before="auto" fo:break-after="auto" table:align="left" style:shadow="none" fo:keep-with-next="auto" style:may-break-between-rows="false" table:border-model="collapsing"/>
    </style:style>
    <style:style style:name="Table6.A" style:family="table-column">
      <style:table-column-properties style:column-width="0.9215in"/>
    </style:style>
    <style:style style:name="Table6.B" style:family="table-column">
      <style:table-column-properties style:column-width="1.5785in"/>
    </style:style>
    <style:style style:name="Table6.C" style:family="table-column">
      <style:table-column-properties style:column-width="4.4792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c0c0c0" fo:padding="0.0382in" fo:border-left="0.05pt solid #000000" fo:border-right="none" fo:border-top="0.05pt solid #000000" fo:border-bottom="2pt solid #000000" style:writing-mode="page">
        <style:background-image/>
      </style:table-cell-properties>
    </style:style>
    <style:style style:name="Table6.B1" style:family="table-cell">
      <style:table-cell-properties style:vertical-align="" fo:background-color="#c0c0c0" fo:padding="0.0382in" fo:border-left="0.05pt solid #000000" fo:border-right="0.05pt solid #000000" fo:border-top="0.05pt solid #000000" fo:border-bottom="2pt solid #000000" style:writing-mode="page">
        <style:background-image/>
      </style:table-cell-properties>
    </style:style>
    <style:style style:name="Table6.A2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6.B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" style:family="table" style:master-page-name="">
      <style:table-properties style:width="6.9792in" style:page-number="auto" fo:break-before="auto" fo:break-after="auto" table:align="left" style:shadow="none" fo:keep-with-next="auto" style:may-break-between-rows="false" table:border-model="collapsing"/>
    </style:style>
    <style:style style:name="Table7.A" style:family="table-column">
      <style:table-column-properties style:column-width="0.9215in"/>
    </style:style>
    <style:style style:name="Table7.B" style:family="table-column">
      <style:table-column-properties style:column-width="1.5785in"/>
    </style:style>
    <style:style style:name="Table7.C" style:family="table-column">
      <style:table-column-properties style:column-width="4.4792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c0c0c0" fo:padding="0.0382in" fo:border-left="0.05pt solid #000000" fo:border-right="none" fo:border-top="0.05pt solid #000000" fo:border-bottom="2pt solid #000000" style:writing-mode="page">
        <style:background-image/>
      </style:table-cell-properties>
    </style:style>
    <style:style style:name="Table7.B1" style:family="table-cell">
      <style:table-cell-properties style:vertical-align="" fo:background-color="#c0c0c0" fo:padding="0.0382in" fo:border-left="0.05pt solid #000000" fo:border-right="0.05pt solid #000000" fo:border-top="0.05pt solid #000000" fo:border-bottom="2pt solid #000000" style:writing-mode="page">
        <style:background-image/>
      </style:table-cell-properties>
    </style:style>
    <style:style style:name="Table7.A2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7.B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Header">
      <style:paragraph-properties fo:text-align="end" style:justify-single-word="false"/>
      <style:text-properties officeooo:paragraph-rsid="001f597d"/>
    </style:style>
    <style:style style:name="P5" style:family="paragraph" style:parent-style-name="Text_20_body">
      <style:text-properties officeooo:paragraph-rsid="005653db"/>
    </style:style>
    <style:style style:name="P6" style:family="paragraph" style:parent-style-name="Text_20_body">
      <style:text-properties officeooo:rsid="005cf3aa" officeooo:paragraph-rsid="005653db"/>
    </style:style>
    <style:style style:name="P7" style:family="paragraph" style:parent-style-name="Text_20_body">
      <style:text-properties fo:font-style="normal" officeooo:rsid="0059df07" officeooo:paragraph-rsid="005653db" style:font-style-asian="normal" style:font-style-complex="normal"/>
    </style:style>
    <style:style style:name="P8" style:family="paragraph" style:parent-style-name="Text_20_body">
      <style:text-properties fo:font-style="normal" officeooo:rsid="005aaa64" officeooo:paragraph-rsid="005653db" style:font-style-asian="normal" style:font-style-complex="normal"/>
    </style:style>
    <style:style style:name="P9" style:family="paragraph" style:parent-style-name="Text_20_body">
      <style:text-properties officeooo:rsid="0065b658" officeooo:paragraph-rsid="005653db"/>
    </style:style>
    <style:style style:name="P10" style:family="paragraph" style:parent-style-name="Text_20_body">
      <style:text-properties officeooo:rsid="005f3d8e" officeooo:paragraph-rsid="005653db"/>
    </style:style>
    <style:style style:name="P11" style:family="paragraph" style:parent-style-name="Text_20_body">
      <style:text-properties officeooo:rsid="00694664" officeooo:paragraph-rsid="005653db"/>
    </style:style>
    <style:style style:name="P12" style:family="paragraph" style:parent-style-name="DocTableText">
      <style:paragraph-properties fo:text-align="start" style:justify-single-word="false"/>
      <style:text-properties fo:color="#000000" style:text-outline="false" style:text-line-through-style="none" style:font-name="Arial" fo:font-size="10.5pt" fo:font-style="normal" fo:text-shadow="none" style:text-underline-style="none" fo:font-weight="normal" officeooo:rsid="0063545d" officeooo:paragraph-rsid="005653d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3" style:family="paragraph" style:parent-style-name="DocTableText">
      <style:paragraph-properties fo:text-align="start" style:justify-single-word="false"/>
      <style:text-properties fo:color="#000000" style:text-outline="false" style:text-line-through-style="none" style:font-name="Arial" fo:font-size="10.5pt" fo:font-style="normal" fo:text-shadow="none" style:text-underline-style="none" fo:font-weight="normal" officeooo:rsid="005aaa64" officeooo:paragraph-rsid="005653d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4" style:family="paragraph" style:parent-style-name="DocTableText">
      <style:paragraph-properties fo:text-align="start" style:justify-single-word="false"/>
      <style:text-properties fo:color="#000000" style:text-outline="false" style:text-line-through-style="none" style:font-name="Arial" fo:font-size="10.5pt" fo:font-style="normal" fo:text-shadow="none" style:text-underline-style="none" fo:font-weight="normal" officeooo:rsid="005b56ba" officeooo:paragraph-rsid="005653d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5" style:family="paragraph" style:parent-style-name="DocEquation">
      <style:text-properties officeooo:paragraph-rsid="005653db"/>
    </style:style>
    <style:style style:name="P16" style:family="paragraph" style:parent-style-name="DocVariableDef">
      <style:text-properties officeooo:rsid="00687c52" officeooo:paragraph-rsid="005653db"/>
    </style:style>
    <style:style style:name="P17" style:family="paragraph" style:parent-style-name="DocVariableDef">
      <style:text-properties style:text-position="0% 100%" officeooo:rsid="006b35ca" officeooo:paragraph-rsid="005653db"/>
    </style:style>
    <style:style style:name="P18" style:family="paragraph" style:parent-style-name="DocVariableDef">
      <style:text-properties officeooo:paragraph-rsid="005653db"/>
    </style:style>
    <style:style style:name="P19" style:family="paragraph" style:parent-style-name="DocText">
      <style:text-properties officeooo:rsid="0066d77d" officeooo:paragraph-rsid="005653db"/>
    </style:style>
    <style:style style:name="P20" style:family="paragraph" style:parent-style-name="DocText">
      <style:text-properties officeooo:rsid="0068e631" officeooo:paragraph-rsid="005653db"/>
    </style:style>
    <style:style style:name="P21" style:family="paragraph" style:parent-style-name="DocText">
      <style:text-properties officeooo:paragraph-rsid="005653db"/>
    </style:style>
    <style:style style:name="P22" style:family="paragraph" style:parent-style-name="DocNote">
      <style:text-properties officeooo:rsid="005fe3af" officeooo:paragraph-rsid="005653db"/>
    </style:style>
    <style:style style:name="P23" style:family="paragraph" style:parent-style-name="DocNote">
      <style:text-properties fo:font-style="normal" officeooo:rsid="00694664" officeooo:paragraph-rsid="005653db" style:font-style-asian="normal" style:font-style-complex="normal"/>
    </style:style>
    <style:style style:name="P24" style:family="paragraph" style:parent-style-name="DocCaption">
      <style:text-properties officeooo:paragraph-rsid="005653db"/>
    </style:style>
    <style:style style:name="P25" style:family="paragraph" style:parent-style-name="Text_20_body">
      <style:text-properties officeooo:paragraph-rsid="005653db"/>
    </style:style>
    <style:style style:name="P26" style:family="paragraph" style:parent-style-name="Text_20_body">
      <style:text-properties officeooo:rsid="0065b658" officeooo:paragraph-rsid="005653db"/>
    </style:style>
    <style:style style:name="P27" style:family="paragraph" style:parent-style-name="Text_20_body">
      <style:text-properties officeooo:paragraph-rsid="00568b16"/>
    </style:style>
    <style:style style:name="P28" style:family="paragraph" style:parent-style-name="Text_20_body">
      <style:text-properties officeooo:paragraph-rsid="00570a07"/>
    </style:style>
    <style:style style:name="P29" style:family="paragraph" style:parent-style-name="Text_20_body">
      <style:text-properties officeooo:paragraph-rsid="00571c84"/>
    </style:style>
    <style:style style:name="P30" style:family="paragraph" style:parent-style-name="Text_20_body">
      <style:text-properties officeooo:paragraph-rsid="00572a14"/>
    </style:style>
    <style:style style:name="P31" style:family="paragraph" style:parent-style-name="Text_20_body">
      <style:text-properties officeooo:paragraph-rsid="0057b9e4"/>
    </style:style>
    <style:style style:name="P32" style:family="paragraph" style:parent-style-name="DocHeading1">
      <style:text-properties officeooo:rsid="005653db" officeooo:paragraph-rsid="005653db"/>
    </style:style>
    <style:style style:name="P33" style:family="paragraph" style:parent-style-name="DocHeading1">
      <style:text-properties officeooo:paragraph-rsid="00572a14"/>
    </style:style>
    <style:style style:name="P34" style:family="paragraph" style:parent-style-name="DocHeading2">
      <style:text-properties fo:font-style="normal" officeooo:rsid="006172ea" officeooo:paragraph-rsid="005653db" style:font-style-asian="normal" style:font-style-complex="normal"/>
    </style:style>
    <style:style style:name="P35" style:family="paragraph" style:parent-style-name="DocHeading2">
      <style:text-properties officeooo:paragraph-rsid="00568b16"/>
    </style:style>
    <style:style style:name="P36" style:family="paragraph" style:parent-style-name="DocHeading2">
      <style:text-properties officeooo:paragraph-rsid="00570a07"/>
    </style:style>
    <style:style style:name="P37" style:family="paragraph" style:parent-style-name="DocHeading2">
      <style:text-properties officeooo:paragraph-rsid="00571c84"/>
    </style:style>
    <style:style style:name="P38" style:family="paragraph" style:parent-style-name="DocHeading2">
      <style:text-properties officeooo:paragraph-rsid="0057b9e4"/>
    </style:style>
    <style:style style:name="P39" style:family="paragraph" style:parent-style-name="DocCaption">
      <style:text-properties officeooo:paragraph-rsid="00570a07"/>
    </style:style>
    <style:style style:name="P40" style:family="paragraph" style:parent-style-name="DocCaption">
      <style:text-properties officeooo:paragraph-rsid="00571c84"/>
    </style:style>
    <style:style style:name="P41" style:family="paragraph" style:parent-style-name="DocCaption">
      <style:text-properties officeooo:paragraph-rsid="00572a14"/>
    </style:style>
    <style:style style:name="P42" style:family="paragraph" style:parent-style-name="DocCaption">
      <style:text-properties officeooo:paragraph-rsid="0057b9e4"/>
    </style:style>
    <style:style style:name="P43" style:family="paragraph" style:parent-style-name="DocText">
      <style:text-properties style:font-name="Garamond" officeooo:rsid="0066d77d" officeooo:paragraph-rsid="00572a14"/>
    </style:style>
    <style:style style:name="P44" style:family="paragraph" style:parent-style-name="DocText">
      <style:text-properties officeooo:paragraph-rsid="00572a14"/>
    </style:style>
    <style:style style:name="P45" style:family="paragraph" style:parent-style-name="DocText">
      <style:text-properties officeooo:paragraph-rsid="0057b9e4"/>
    </style:style>
    <style:style style:name="P46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P47" style:family="paragraph" style:parent-style-name="DocNumList">
      <style:text-properties officeooo:rsid="0066d77d" officeooo:paragraph-rsid="005653db"/>
    </style:style>
    <style:style style:name="P48" style:family="paragraph" style:parent-style-name="DocNumList">
      <style:text-properties officeooo:rsid="0068e631" officeooo:paragraph-rsid="005653db"/>
    </style:style>
    <style:style style:name="P49" style:family="paragraph" style:parent-style-name="DocNumList">
      <style:text-properties officeooo:rsid="00694664" officeooo:paragraph-rsid="005653db"/>
    </style:style>
    <style:style style:name="P50" style:family="paragraph" style:parent-style-name="DocNumList">
      <style:text-properties officeooo:rsid="0069dfa6" officeooo:paragraph-rsid="005653db"/>
    </style:style>
    <style:style style:name="P51" style:family="paragraph" style:parent-style-name="DocCode">
      <style:text-properties officeooo:paragraph-rsid="00570a07"/>
    </style:style>
    <style:style style:name="P52" style:family="paragraph" style:parent-style-name="DocCode">
      <style:text-properties officeooo:paragraph-rsid="00571c84"/>
    </style:style>
    <style:style style:name="P53" style:family="paragraph" style:parent-style-name="DocCode">
      <style:text-properties officeooo:paragraph-rsid="0057b9e4"/>
    </style:style>
    <style:style style:name="P54" style:family="paragraph" style:parent-style-name="DocTableText">
      <style:paragraph-properties fo:text-align="start" style:justify-single-word="false"/>
      <style:text-properties fo:color="#000000" style:text-outline="false" style:text-line-through-style="none" style:font-name="Arial" fo:font-size="10.5pt" fo:font-style="normal" fo:text-shadow="none" style:text-underline-style="none" fo:font-weight="normal" officeooo:paragraph-rsid="00568b1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5" style:family="paragraph" style:parent-style-name="DocTableText">
      <style:paragraph-properties fo:text-align="start" style:justify-single-word="false"/>
      <style:text-properties fo:color="#000000" style:text-outline="false" style:text-line-through-style="none" style:font-name="Arial" fo:font-size="10.5pt" fo:font-style="normal" fo:text-shadow="none" style:text-underline-style="none" fo:font-weight="normal" officeooo:paragraph-rsid="00571c8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6" style:family="paragraph" style:parent-style-name="DocTableText">
      <style:paragraph-properties fo:text-align="start" style:justify-single-word="false"/>
      <style:text-properties fo:color="#000000" style:text-outline="false" style:text-line-through-style="none" style:font-name="Arial" fo:font-size="10.5pt" fo:font-style="normal" fo:text-shadow="none" style:text-underline-style="none" fo:font-weight="normal" officeooo:paragraph-rsid="00572a1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7" style:family="paragraph" style:parent-style-name="DocTableText">
      <style:paragraph-properties fo:text-align="start" style:justify-single-word="false"/>
      <style:text-properties fo:color="#000000" style:text-outline="false" style:text-line-through-style="none" style:font-name="Arial" fo:font-size="10.5pt" fo:font-style="normal" fo:text-shadow="none" style:text-underline-style="none" fo:font-weight="normal" officeooo:paragraph-rsid="0057b9e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8" style:family="paragraph" style:parent-style-name="DocTableText">
      <style:paragraph-properties fo:text-align="start" style:justify-single-word="false"/>
      <style:text-properties fo:color="#000000" style:text-outline="false" style:text-line-through-style="none" style:font-name="Arial" fo:font-size="10.5pt" fo:font-style="normal" fo:text-shadow="none" style:text-underline-style="none" fo:font-weight="normal" officeooo:paragraph-rsid="0057d95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5653db"/>
    </style:style>
    <style:style style:name="T4" style:family="text">
      <style:text-properties officeooo:rsid="005f3d8e"/>
    </style:style>
    <style:style style:name="T5" style:family="text">
      <style:text-properties officeooo:rsid="0065b658"/>
    </style:style>
    <style:style style:name="T6" style:family="text">
      <style:text-properties fo:font-style="normal" officeooo:rsid="0059df07" style:font-style-asian="normal" style:font-style-complex="normal"/>
    </style:style>
    <style:style style:name="T7" style:family="text">
      <style:text-properties fo:font-style="normal" officeooo:rsid="005aaa64" style:font-style-asian="normal" style:font-style-complex="normal"/>
    </style:style>
    <style:style style:name="T8" style:family="text">
      <style:text-properties fo:font-style="normal" officeooo:rsid="005b56ba" style:font-style-asian="normal" style:font-style-complex="normal"/>
    </style:style>
    <style:style style:name="T9" style:family="text">
      <style:text-properties fo:font-style="normal" officeooo:rsid="00694664" style:font-style-asian="normal" style:font-style-complex="normal"/>
    </style:style>
    <style:style style:name="T10" style:family="text">
      <style:text-properties fo:font-style="normal" officeooo:rsid="006f4351" style:font-style-asian="normal" style:font-style-complex="normal"/>
    </style:style>
    <style:style style:name="T11" style:family="text">
      <style:text-properties fo:font-style="normal" officeooo:rsid="00687c52" style:font-style-asian="normal" style:font-style-complex="normal"/>
    </style:style>
    <style:style style:name="T12" style:family="text">
      <style:text-properties fo:font-style="italic" officeooo:rsid="0059df07" style:font-style-asian="italic" style:font-style-complex="italic"/>
    </style:style>
    <style:style style:name="T13" style:family="text">
      <style:text-properties fo:font-style="italic" officeooo:rsid="00694664" style:font-style-asian="italic" style:font-style-complex="italic"/>
    </style:style>
    <style:style style:name="T14" style:family="text">
      <style:text-properties officeooo:rsid="005aaa64"/>
    </style:style>
    <style:style style:name="T15" style:family="text">
      <style:text-properties officeooo:rsid="0063545d"/>
    </style:style>
    <style:style style:name="T16" style:family="text">
      <style:text-properties officeooo:rsid="005b56ba"/>
    </style:style>
    <style:style style:name="T17" style:family="text">
      <style:text-properties officeooo:rsid="00653827"/>
    </style:style>
    <style:style style:name="T18" style:family="text">
      <style:text-properties officeooo:rsid="00687c52"/>
    </style:style>
    <style:style style:name="T19" style:family="text">
      <style:text-properties officeooo:rsid="0066d77d"/>
    </style:style>
    <style:style style:name="T20" style:family="text">
      <style:text-properties officeooo:rsid="006724b4"/>
    </style:style>
    <style:style style:name="T21" style:family="text">
      <style:text-properties style:text-position="super 58%" officeooo:rsid="00687c52"/>
    </style:style>
    <style:style style:name="T22" style:family="text">
      <style:text-properties style:text-position="super 58%" officeooo:rsid="0068e631"/>
    </style:style>
    <style:style style:name="T23" style:family="text">
      <style:text-properties style:text-position="super 58%" officeooo:rsid="0069dfa6"/>
    </style:style>
    <style:style style:name="T24" style:family="text">
      <style:text-properties officeooo:rsid="0068e631"/>
    </style:style>
    <style:style style:name="T25" style:family="text">
      <style:text-properties style:text-position="sub 58%" officeooo:rsid="006a5c50"/>
    </style:style>
    <style:style style:name="T26" style:family="text">
      <style:text-properties style:text-position="0% 100%" officeooo:rsid="0068e631"/>
    </style:style>
    <style:style style:name="T27" style:family="text">
      <style:text-properties style:text-position="0% 100%" officeooo:rsid="006b35ca"/>
    </style:style>
    <style:style style:name="T28" style:family="text">
      <style:text-properties style:text-position="0% 100%" officeooo:rsid="00694664"/>
    </style:style>
    <style:style style:name="T29" style:family="text">
      <style:text-properties style:text-position="0% 100%" officeooo:rsid="0069dfa6"/>
    </style:style>
    <style:style style:name="T30" style:family="text">
      <style:text-properties style:text-position="0% 100%" officeooo:rsid="006a5c50"/>
    </style:style>
    <style:style style:name="T31" style:family="text">
      <style:text-properties style:text-position="0% 100%" officeooo:rsid="00687c52"/>
    </style:style>
    <style:style style:name="T32" style:family="text">
      <style:text-properties officeooo:rsid="00694664"/>
    </style:style>
    <style:style style:name="T33" style:family="text">
      <style:text-properties officeooo:rsid="0069dfa6"/>
    </style:style>
    <style:style style:name="T34" style:family="text">
      <style:text-properties officeooo:rsid="006a5c50"/>
    </style:style>
    <style:style style:name="T35" style:family="text">
      <style:text-properties officeooo:rsid="00568b16"/>
    </style:style>
    <style:style style:name="T36" style:family="text">
      <style:text-properties officeooo:rsid="00570a07"/>
    </style:style>
    <style:style style:name="T37" style:family="text">
      <style:text-properties officeooo:rsid="00571c84"/>
    </style:style>
    <style:style style:name="T38" style:family="text">
      <style:text-properties officeooo:rsid="00572a14"/>
    </style:style>
    <style:style style:name="T39" style:family="text">
      <style:text-properties officeooo:rsid="0057d952"/>
    </style: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46"><text:title>Data Retrieval Functions</text:title></text:p>
      <text:h text:style-name="P32" text:outline-level="1">Introduction</text:h>
      <text:p text:style-name="P7">The main set of functions work for data retrieval. <text:s/>Each of these functions retrieves the user inputs for a specific type of force. <text:s/>You can find definitions of the different force types in the definitions section.</text:p>
      <text:h text:style-name="P34" text:outline-level="2">Data Retrieval Method</text:h>
      <text:p text:style-name="P5"><text:span text:style-name="T6">Be aware that oFreq allows the user to define multiple instances of each force type. <text:s/>These data retrieval functions will automatically return the total sum from </text:span><text:span text:style-name="T12">all</text:span><text:span text:style-name="T6"> defined instances. <text:s/>When programming the motion model, you do not need to worry about combining multiple force definitions. <text:s/>oFreq automatically handles that, including correctly matching all variables and derivatives.</text:span></text:p>
      <text:p text:style-name="P8">For example. <text:s/>Say a user defined two ForceActive_user forces. </text:p>
      <text:p text:style-name="P24"><text:span text:style-name="T7">Table </text:span><text:span text:style-name="T7"><text:sequence text:ref-name="refTable0" text:name="Table" text:formula="ooow:Table+1" style:num-format="1">1.1</text:sequence></text:span><text:span text:style-name="T7">: <text:s/>Example Defined Forces</text:span></text:p>
      <table:table table:name="ForceExample" table:style-name="ForceExample">
        <table:table-column table:style-name="ForceExample.A"/>
        <table:table-column table:style-name="ForceExample.B"/>
        <table:table-column table:style-name="ForceExample.C"/>
        <table:table-header-rows>
          <table:table-row table:style-name="ForceExample.1">
            <table:table-cell table:style-name="ForceExample.A1" office:value-type="string">
              <text:p text:style-name="P12">Force</text:p>
            </table:table-cell>
            <table:table-cell table:style-name="ForceExample.B1" office:value-type="string">
              <text:p text:style-name="P12">Coefficient</text:p>
            </table:table-cell>
            <table:table-cell table:style-name="ForceExample.B1" office:value-type="string">
              <text:p text:style-name="P12">Variable</text:p>
            </table:table-cell>
          </table:table-row>
        </table:table-header-rows>
        <table:table-row table:style-name="ForceExample.1">
          <table:table-cell table:style-name="ForceExample.A2" office:value-type="string">
            <text:p text:style-name="P13">Force1</text:p>
          </table:table-cell>
          <table:table-cell table:style-name="ForceExample.B2" office:value-type="string">
            <text:p text:style-name="P13">3.0 + 5j</text:p>
          </table:table-cell>
          <table:table-cell table:style-name="ForceExample.B2" office:value-type="string">
            <text:p text:style-name="P12">var1</text:p>
          </table:table-cell>
        </table:table-row>
        <table:table-row table:style-name="ForceExample.1">
          <table:table-cell table:style-name="ForceExample.A2" office:value-type="string">
            <text:p text:style-name="P13">Force2</text:p>
          </table:table-cell>
          <table:table-cell table:style-name="ForceExample.B2" office:value-type="string">
            <text:p text:style-name="P13">-1 + 2j</text:p>
          </table:table-cell>
          <table:table-cell table:style-name="ForceExample.B2" office:value-type="string">
            <text:p text:style-name="P12">var1</text:p>
          </table:table-cell>
        </table:table-row>
      </table:table>
      <text:p text:style-name="P5"/>
      <text:p text:style-name="P5"><text:span text:style-name="T14">In this case, the ForceActive_user(</text:span><text:span text:style-name="T15">1</text:span><text:span text:style-name="T14">) function would return a value of (2.0 + 7j), which is the sum of coefficients for both forces. <text:s/></text:span><text:span text:style-name="T15">(The value of 1 was entered as an argument to the function. <text:s/>This specified to return the values for variable 1.)</text:span><text:span text:style-name="T14"> <text:s/></text:span><text:span text:style-name="T16">Take one more example where the two forces have coefficients defined for different variables.</text:span></text:p>
      <text:p text:style-name="P24"><text:span text:style-name="T7">Table </text:span><text:span text:style-name="T7"><text:sequence text:ref-name="refTable1" text:name="Table" text:formula="ooow:Table+1" style:num-format="1">1.2</text:sequence></text:span><text:span text:style-name="T7">: <text:s/>Example Defined Forces –</text:span><text:span text:style-name="T8"> Multiple Variable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14">Force</text:p>
            </table:table-cell>
            <table:table-cell table:style-name="Table1.B1" office:value-type="string">
              <text:p text:style-name="P14">Coefficient</text:p>
            </table:table-cell>
            <table:table-cell table:style-name="Table1.B1" office:value-type="string">
              <text:p text:style-name="P14">Variable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3">Force1</text:p>
          </table:table-cell>
          <table:table-cell table:style-name="Table1.B2" office:value-type="string">
            <text:p text:style-name="P13">3.0 + 5j</text:p>
          </table:table-cell>
          <table:table-cell table:style-name="Table1.B2" office:value-type="string">
            <text:p text:style-name="P14">var1</text:p>
          </table:table-cell>
        </table:table-row>
        <table:table-row table:style-name="Table1.1">
          <table:table-cell table:style-name="Table1.A2" office:value-type="string">
            <text:p text:style-name="P13">Force2</text:p>
          </table:table-cell>
          <table:table-cell table:style-name="Table1.B2" office:value-type="string">
            <text:p text:style-name="P13">-1 + 2j</text:p>
          </table:table-cell>
          <table:table-cell table:style-name="Table1.B2" office:value-type="string">
            <text:p text:style-name="P14">var2</text:p>
          </table:table-cell>
        </table:table-row>
      </table:table>
      <text:p text:style-name="P5"/>
      <text:p text:style-name="P6">In this case, the ForceActive_user(<text:span text:style-name="T17">1</text:span>) function returns <text:span text:style-name="T17">just the value of var1 (3.0 + 5j). <text:s/>This was because the argument to the function asked for the values of var1. <text:s/>Force2 did not have any inputs that qualified.</text:span></text:p>
      <text:p text:style-name="P6"><text:span text:style-name="T3"><text:s/></text:span><text:span text:style-name="T4">The following sections list simple descriptions for the data retrieval functions available in oFreq. <text:s/></text:span></text:p>
      <text:h text:style-name="DocHeading1" text:outline-level="1"><text:soft-page-break/>ForceMass() Function</text:h>
      <text:p text:style-name="P9">The forces associated with the mass of an object. <text:s/>This includes direct mass for straight linear motion, and moment of inertia for rotational motion. <text:s/>This also includes any forces due to the mass being off center from the point of rotation. <text:s/>All these properties are defined when you enter the mass properties for the body.</text:p>
      <text:p text:style-name="P9">The origin of the body coordinate system is assumed as the point of rotation. <text:s/></text:p>
      <text:h text:style-name="P35" text:outline-level="2"><text:span text:style-name="T35">Syntax</text:span></text:h>
      <text:p text:style-name="P27"><text:span text:style-name="T35">The following example shows the syntax for implementing the ForceMass() function.</text:span></text:p>
      <text:p text:style-name="DocCode"><text:span text:style-name="T35">ForceMass( varIn)</text:span></text:p>
      <text:h text:style-name="DocHeading2" text:outline-level="2">Parameters</text:h>
      <text:p text:style-name="P27"><text:sequence-ref text:reference-format="category-and-value" text:ref-name="refTable2">Table 2.1</text:sequence-ref> <text:span text:style-name="T35">lists the input parameters.</text:span></text:p>
      <text:p text:style-name="DocCaption"><text:span text:style-name="T35">Table </text:span><text:span text:style-name="T35"><text:sequence text:ref-name="refTable2" text:name="Table" text:formula="ooow:Table+1" style:num-format="1">2.1</text:sequence></text:span><text:span text:style-name="T35">: <text:s/>Input Parameter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54"><text:span text:style-name="T35">Parameter </text:span></text:p>
              <text:p text:style-name="P54"><text:span text:style-name="T35">Name</text:span></text:p>
            </table:table-cell>
            <table:table-cell table:style-name="Table3.B1" office:value-type="string">
              <text:p text:style-name="P55"><text:span text:style-name="T37">Valid </text:span></text:p>
              <text:p text:style-name="P55"><text:span text:style-name="T37">Range</text:span></text:p>
            </table:table-cell>
            <table:table-cell table:style-name="Table3.B1" office:value-type="string">
              <text:p text:style-name="P54"><text:span text:style-name="T35">Description</text:span>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54"><text:span text:style-name="T35"/></text:p>
          </table:table-cell>
          <table:table-cell table:style-name="Table3.B2" office:value-type="string">
            <text:p text:style-name="P54"><text:span text:style-name="T35"/></text:p>
          </table:table-cell>
          <table:table-cell table:style-name="Table3.B2" office:value-type="string">
            <text:p text:style-name="P54"><text:span text:style-name="T35">No equation index is required. <text:s/>The function automatically determined the equation index based on which equation it was defined in.</text:span></text:p>
          </table:table-cell>
        </table:table-row>
        <table:table-row table:style-name="Table3.1">
          <table:table-cell table:style-name="Table3.A2" office:value-type="string">
            <text:p text:style-name="P54"><text:span text:style-name="T35">varIn</text:span></text:p>
          </table:table-cell>
          <table:table-cell table:style-name="Table3.B2" office:value-type="string">
            <text:p text:style-name="P55"><text:span text:style-name="T37">Only indexes of motion variables.</text:span></text:p>
          </table:table-cell>
          <table:table-cell table:style-name="Table3.B2" office:value-type="string">
            <text:p text:style-name="P54"><text:span text:style-name="T35">The index of the variable requested.</text:span></text:p>
          </table:table-cell>
        </table:table-row>
      </table:table>
      <text:p text:style-name="DocText"/>
      <text:h text:style-name="DocHeading1" text:outline-level="1">ForceActive_hydro() Function</text:h>
      <text:p text:style-name="P5"><text:span text:style-name="T5">The forces which are independ</text:span><text:span text:style-name="T19">e</text:span><text:span text:style-name="T5">nt of body motions. <text:s/>The hydro subcategory refers to active forces that specifically come from hydrodynamic interactions. <text:s/>This includes the forces from incident waves. <text:s/>Sometimes call the Froude-Krylov forces.</text:span></text:p>
      <text:p text:style-name="P19">Note that the active force may be a constant, but it still does assume an oscillating force.</text:p>
      <text:h text:style-name="P36" text:outline-level="2"><text:span text:style-name="T35">Syntax</text:span></text:h>
      <text:p text:style-name="P28"><text:span text:style-name="T35">The following example shows the syntax for implementing the Force</text:span><text:span text:style-name="T36">Active_hydro</text:span><text:span text:style-name="T35">() function.</text:span></text:p>
      <text:p text:style-name="P51"><text:span text:style-name="T36">ForceActive_hydro()</text:span></text:p>
      <text:h text:style-name="P36" text:outline-level="2">Parameters</text:h>
      <text:p text:style-name="P28"><text:sequence-ref text:reference-format="category-and-value" text:ref-name="refTable3">Table 3.1</text:sequence-ref> <text:span text:style-name="T35">lists the input parameters. <text:s/></text:span><text:span text:style-name="T36">This function has no input parameters. <text:s/>The table was included to show that it still takes on implied input parameter from the equation of motion.</text:span></text:p>
      <text:p text:style-name="P39"><text:soft-page-break/><text:span text:style-name="T35">Table </text:span><text:span text:style-name="T35"><text:sequence text:ref-name="refTable3" text:name="Table" text:formula="ooow:Table+1" style:num-format="1">3.1</text:sequence></text:span><text:span text:style-name="T35">: <text:s/>Input Parameters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 table:style-name="Table8.1">
            <table:table-cell table:style-name="Table8.A1" office:value-type="string">
              <text:p text:style-name="P56"><text:span text:style-name="T35">Parameter </text:span></text:p>
              <text:p text:style-name="P56"><text:span text:style-name="T35">Name</text:span></text:p>
            </table:table-cell>
            <table:table-cell table:style-name="Table8.B1" office:value-type="string">
              <text:p text:style-name="P56"><text:span text:style-name="T37">Valid </text:span></text:p>
              <text:p text:style-name="P56"><text:span text:style-name="T37">Range</text:span></text:p>
            </table:table-cell>
            <table:table-cell table:style-name="Table8.B1" office:value-type="string">
              <text:p text:style-name="P56"><text:span text:style-name="T35">Description</text:span></text:p>
            </table:table-cell>
          </table:table-row>
        </table:table-header-rows>
        <table:table-row table:style-name="Table8.1">
          <table:table-cell table:style-name="Table8.A2" office:value-type="string">
            <text:p text:style-name="P56"><text:span text:style-name="T35"/></text:p>
          </table:table-cell>
          <table:table-cell table:style-name="Table8.B2" office:value-type="string">
            <text:p text:style-name="P56"><text:span text:style-name="T35"/></text:p>
          </table:table-cell>
          <table:table-cell table:style-name="Table8.B2" office:value-type="string">
            <text:p text:style-name="P56"><text:span text:style-name="T35">No equation index is required. <text:s/>The function automatically determined the equation index based on which equation it was defined in.</text:span></text:p>
          </table:table-cell>
        </table:table-row>
      </table:table>
      <text:p text:style-name="DocText"/>
      <text:h text:style-name="P33" text:outline-level="1">ForceActive_user() Function</text:h>
      <text:p text:style-name="P5"><text:span text:style-name="T5">The forces which are independ</text:span><text:span text:style-name="T19">e</text:span><text:span text:style-name="T5">nt of body motions. <text:s/>The </text:span><text:span text:style-name="T19">user </text:span><text:span text:style-name="T5">subcategory refers to active forces that specifically come from </text:span><text:span text:style-name="T19">user defined interactions</text:span><text:span text:style-name="T5">. <text:s/></text:span><text:span text:style-name="T19">Some examples may include:</text:span></text:p>
      <text:list xml:id="list14157590161" text:style-name="Numbering_20_1">
        <text:list-item>
          <text:p text:style-name="P47">Large, out of balance machinery.</text:p>
        </text:list-item>
        <text:list-item>
          <text:p text:style-name="P47">Thrusters pulsing side to side.</text:p>
        </text:list-item>
      </text:list>
      <text:p text:style-name="P21"/>
      <text:p text:style-name="P19">Note that the active force may be a constant, but it still does assume an oscillating force.</text:p>
      <text:h text:style-name="P37" text:outline-level="2"><text:span text:style-name="T35">Syntax</text:span></text:h>
      <text:p text:style-name="P29"><text:span text:style-name="T35">The following example shows the syntax for implementing the Force</text:span><text:span text:style-name="T36">Active_</text:span><text:span text:style-name="T37">user</text:span><text:span text:style-name="T35">() function.</text:span></text:p>
      <text:p text:style-name="P52"><text:span text:style-name="T36">ForceActive_</text:span><text:span text:style-name="T37">user</text:span><text:span text:style-name="T36">()</text:span></text:p>
      <text:h text:style-name="P37" text:outline-level="2">Parameters</text:h>
      <text:p text:style-name="P30"><text:sequence-ref text:reference-format="category-and-value" text:ref-name="refTable8">Table 8.1</text:sequence-ref> <text:span text:style-name="T35">lists the input parameters. <text:s/></text:span><text:span text:style-name="T36">This function has no input parameters. <text:s/>The table was included to show that it still takes on implied input parameter from the equation of motion.</text:span></text:p>
      <text:p text:style-name="P41"><text:span text:style-name="T35">Table </text:span><text:span text:style-name="T35"><text:sequence text:ref-name="refTable4" text:name="Table" text:formula="ooow:Table+1" style:num-format="1">4.1</text:sequence></text:span><text:span text:style-name="T35">: <text:s/>Input Parameter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56"><text:span text:style-name="T35">Parameter </text:span></text:p>
              <text:p text:style-name="P56"><text:span text:style-name="T35">Name</text:span></text:p>
            </table:table-cell>
            <table:table-cell table:style-name="Table2.B1" office:value-type="string">
              <text:p text:style-name="P56"><text:span text:style-name="T37">Valid </text:span></text:p>
              <text:p text:style-name="P56"><text:span text:style-name="T37">Range</text:span></text:p>
            </table:table-cell>
            <table:table-cell table:style-name="Table2.B1" office:value-type="string">
              <text:p text:style-name="P56"><text:span text:style-name="T35">Description</text:span>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56"><text:span text:style-name="T35"/></text:p>
          </table:table-cell>
          <table:table-cell table:style-name="Table2.B2" office:value-type="string">
            <text:p text:style-name="P56"><text:span text:style-name="T35"/></text:p>
          </table:table-cell>
          <table:table-cell table:style-name="Table2.B2" office:value-type="string">
            <text:p text:style-name="P56"><text:span text:style-name="T35">No equation index is required. <text:s/>The function automatically determined the equation index based on which equation it was defined in.</text:span></text:p>
          </table:table-cell>
        </table:table-row>
      </table:table>
      <text:p text:style-name="P43"><text:span text:style-name="T36"/></text:p>
      <text:h text:style-name="DocHeading1" text:outline-level="1">ForceReact_hydro() Function</text:h>
      <text:p text:style-name="P10"><text:span text:style-name="T19">The forces which are reactive and depend</text:span><text:span text:style-name="T20">e</text:span><text:span text:style-name="T19">nt on body motions. <text:s/>This includes derivatives of body motions. <text:s/>The hydro subcategory refers to reactive forces hydrodynamic in origin. <text:s/>This would include body hydrostatic properties, added damping, and added mass.</text:span></text:p>
      <text:p text:style-name="P5"><text:span text:style-name="T18">Forces in this category only depend on the 0</text:span><text:span text:style-name="T21">th</text:span><text:span text:style-name="T18"> to 2</text:span><text:span text:style-name="T21">nd</text:span><text:span text:style-name="T18"> order derivatives of vessel motions.</text:span></text:p>
      <text:h text:style-name="P37" text:outline-level="2"><text:span text:style-name="T35">Syntax</text:span></text:h>
      <text:p text:style-name="P29"><text:span text:style-name="T35">The following example shows the syntax for implementing the Force</text:span><text:span text:style-name="T37">React</text:span><text:span text:style-name="T36">_hydro</text:span><text:span text:style-name="T35">() function.</text:span></text:p>
      <text:p text:style-name="P52"><text:soft-page-break/><text:span text:style-name="T37">ForceReact_hydro(ordIn, varIn)</text:span></text:p>
      <text:h text:style-name="P37" text:outline-level="2">Parameters</text:h>
      <text:p text:style-name="P30"><text:sequence-ref text:reference-format="category-and-value" text:ref-name="refTable8">Table 8.1</text:sequence-ref> <text:span text:style-name="T35">lists the input parameters.</text:span></text:p>
      <text:p text:style-name="P41"><text:span text:style-name="T35">Table </text:span><text:span text:style-name="T35"><text:sequence text:ref-name="refTable5" text:name="Table" text:formula="ooow:Table+1" style:num-format="1">5.1</text:sequence></text:span><text:span text:style-name="T35">: <text:s/>Input Parameters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56"><text:span text:style-name="T35">Parameter </text:span></text:p>
              <text:p text:style-name="P56"><text:span text:style-name="T35">Name</text:span></text:p>
            </table:table-cell>
            <table:table-cell table:style-name="Table4.B1" office:value-type="string">
              <text:p text:style-name="P56"><text:span text:style-name="T37">Valid </text:span></text:p>
              <text:p text:style-name="P56"><text:span text:style-name="T37">Range</text:span></text:p>
            </table:table-cell>
            <table:table-cell table:style-name="Table4.B1" office:value-type="string">
              <text:p text:style-name="P56"><text:span text:style-name="T35">Description</text:span>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56"><text:span text:style-name="T35"/></text:p>
          </table:table-cell>
          <table:table-cell table:style-name="Table4.B2" office:value-type="string">
            <text:p text:style-name="P56"><text:span text:style-name="T35"/></text:p>
          </table:table-cell>
          <table:table-cell table:style-name="Table4.B2" office:value-type="string">
            <text:p text:style-name="P56"><text:span text:style-name="T35">No equation index is required. <text:s/>The function automatically determined the equation index based on which equation it was defined in.</text:span></text:p>
          </table:table-cell>
        </table:table-row>
        <table:table-row table:style-name="Table4.1">
          <table:table-cell table:style-name="Table4.A2" office:value-type="string">
            <text:p text:style-name="P56"><text:span text:style-name="T38">ordIn</text:span></text:p>
          </table:table-cell>
          <table:table-cell table:style-name="Table4.B2" office:value-type="string">
            <text:p text:style-name="P56"><text:span text:style-name="T38">0 to 2</text:span></text:p>
          </table:table-cell>
          <table:table-cell table:style-name="Table4.B2" office:value-type="string">
            <text:p text:style-name="P56"><text:span text:style-name="T37">Selects the order of derivative for the force.</text:span></text:p>
          </table:table-cell>
        </table:table-row>
        <table:table-row table:style-name="Table4.1">
          <table:table-cell table:style-name="Table4.A2" office:value-type="string">
            <text:p text:style-name="P56"><text:span text:style-name="T35">varIn</text:span></text:p>
          </table:table-cell>
          <table:table-cell table:style-name="Table4.B2" office:value-type="string">
            <text:p text:style-name="P56"><text:span text:style-name="T37">Only indexes of motion variables.</text:span></text:p>
          </table:table-cell>
          <table:table-cell table:style-name="Table4.B2" office:value-type="string">
            <text:p text:style-name="P56"><text:span text:style-name="T35">The index of the variable requested.</text:span></text:p>
          </table:table-cell>
        </table:table-row>
      </table:table>
      <text:p text:style-name="P44"><text:span text:style-name="T18"/></text:p>
      <text:h text:style-name="DocHeading1" text:outline-level="1">ForceReact_user() Function </text:h>
      <text:p text:style-name="P10"><text:span text:style-name="T19">The forces which are reactive and depend</text:span><text:span text:style-name="T20">e</text:span><text:span text:style-name="T19">nt on body motions. <text:s/>This includes derivatives of body motions. <text:s/>The </text:span><text:span text:style-name="T24">user </text:span><text:span text:style-name="T19">subcategory refers to reactive forces </text:span><text:span text:style-name="T24">defined by the user</text:span><text:span text:style-name="T19">. <text:s/></text:span><text:span text:style-name="T24">Examples include:</text:span></text:p>
      <text:list xml:id="list105340567" text:continue-list="list14157590161" text:style-name="Numbering_20_1">
        <text:list-item text:start-value="1">
          <text:p text:style-name="P48">Vessel control system</text:p>
        </text:list-item>
        <text:list-item>
          <text:p text:style-name="P48">Vessel mooring lines</text:p>
        </text:list-item>
        <text:list-item>
          <text:p text:style-name="P48">Anti-Roll tanks</text:p>
        </text:list-item>
        <text:list-item>
          <text:p text:style-name="P48">Shifting of loose weights.</text:p>
        </text:list-item>
      </text:list>
      <text:p text:style-name="P20"/>
      <text:p text:style-name="P29"><text:span text:style-name="T18">Forces in this category depend on the 0</text:span><text:span text:style-name="T21">th</text:span><text:span text:style-name="T18"> to </text:span><text:span text:style-name="T24">N</text:span><text:span text:style-name="T22">th </text:span><text:span text:style-name="T18">order derivatives of vessel motions. <text:s/></text:span><text:span text:style-name="T24">The derivatives are not restricted for this category. <text:s/>oFreq will automatically include any reactive forces defined for any order of derivative.</text:span></text:p>
      <text:h text:style-name="DocHeading2" text:outline-level="2"><text:span text:style-name="T35">Syntax</text:span></text:h>
      <text:p text:style-name="P29"><text:span text:style-name="T35">The following example shows the syntax for implementing the Force</text:span><text:span text:style-name="T37">React</text:span><text:span text:style-name="T36">_</text:span><text:span text:style-name="T37">user</text:span><text:span text:style-name="T35">() function.</text:span></text:p>
      <text:p text:style-name="P52"><text:span text:style-name="T37">ForceReact_user(ordIn, varIn)</text:span></text:p>
      <text:h text:style-name="P37" text:outline-level="2">Parameters</text:h>
      <text:p text:style-name="P30"><text:sequence-ref text:reference-format="category-and-value" text:ref-name="refTable8">Table 8.1</text:sequence-ref> <text:span text:style-name="T35">lists the input parameters.</text:span></text:p>
      <text:p text:style-name="P41"><text:soft-page-break/><text:span text:style-name="T35">Table </text:span><text:span text:style-name="T35"><text:sequence text:ref-name="refTable6" text:name="Table" text:formula="ooow:Table+1" style:num-format="1">6.1</text:sequence></text:span><text:span text:style-name="T35">: <text:s/>Input Parameter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 table:style-name="Table5.1">
            <table:table-cell table:style-name="Table5.A1" office:value-type="string">
              <text:p text:style-name="P56"><text:span text:style-name="T35">Parameter </text:span></text:p>
              <text:p text:style-name="P56"><text:span text:style-name="T35">Name</text:span></text:p>
            </table:table-cell>
            <table:table-cell table:style-name="Table5.B1" office:value-type="string">
              <text:p text:style-name="P56"><text:span text:style-name="T37">Valid </text:span></text:p>
              <text:p text:style-name="P56"><text:span text:style-name="T37">Range</text:span></text:p>
            </table:table-cell>
            <table:table-cell table:style-name="Table5.B1" office:value-type="string">
              <text:p text:style-name="P56"><text:span text:style-name="T35">Description</text:span>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56"><text:span text:style-name="T35"/></text:p>
          </table:table-cell>
          <table:table-cell table:style-name="Table5.B2" office:value-type="string">
            <text:p text:style-name="P56"><text:span text:style-name="T35"/></text:p>
          </table:table-cell>
          <table:table-cell table:style-name="Table5.B2" office:value-type="string">
            <text:p text:style-name="P56"><text:span text:style-name="T35">No equation index is required. <text:s/>The function automatically determined the equation index based on which equation it was defined in.</text:span></text:p>
          </table:table-cell>
        </table:table-row>
        <table:table-row table:style-name="Table5.1">
          <table:table-cell table:style-name="Table5.A2" office:value-type="string">
            <text:p text:style-name="P56"><text:span text:style-name="T38">ordIn</text:span></text:p>
          </table:table-cell>
          <table:table-cell table:style-name="Table5.B2" office:value-type="string">
            <text:p text:style-name="P56"><text:span text:style-name="T38">0 to maximum order of derivative for user defined force.</text:span></text:p>
          </table:table-cell>
          <table:table-cell table:style-name="Table5.B2" office:value-type="string">
            <text:p text:style-name="P56"><text:span text:style-name="T37">Selects the order of derivative for the force.</text:span></text:p>
          </table:table-cell>
        </table:table-row>
        <table:table-row table:style-name="Table5.1">
          <table:table-cell table:style-name="Table5.A2" office:value-type="string">
            <text:p text:style-name="P56"><text:span text:style-name="T35">varIn</text:span></text:p>
          </table:table-cell>
          <table:table-cell table:style-name="Table5.B2" office:value-type="string">
            <text:p text:style-name="P56"><text:span text:style-name="T37">Only indexes of motion variables.</text:span></text:p>
          </table:table-cell>
          <table:table-cell table:style-name="Table5.B2" office:value-type="string">
            <text:p text:style-name="P56"><text:span text:style-name="T35">The index of the variable requested.</text:span></text:p>
          </table:table-cell>
        </table:table-row>
      </table:table>
      <text:p text:style-name="P44"><text:span text:style-name="T31"/></text:p>
      <text:h text:style-name="DocHeading1" text:outline-level="1">ForceCross_hydro() Function </text:h>
      <text:p text:style-name="P10"><text:span text:style-name="T32">The forces which are reactive and dependent on the body motions of </text:span><text:span text:style-name="T13">another</text:span><text:span text:style-name="T32"> body. <text:s/>This is only applicable to multibody systems. <text:s/>One situation might be two vessels near each other during underway refueling. <text:s/>The hydro subcategory refers to reactive forces hydrodynamic in origin. <text:s/>Examples include:</text:span></text:p>
      <text:list xml:id="list1985672475" text:continue-list="list105340567" text:style-name="Numbering_20_1">
        <text:list-item text:start-value="1">
          <text:p text:style-name="P49">body hydrostatic properties</text:p>
        </text:list-item>
        <text:list-item>
          <text:p text:style-name="P49">added damping</text:p>
        </text:list-item>
        <text:list-item>
          <text:p text:style-name="P49">added mass</text:p>
        </text:list-item>
      </text:list>
      <text:p text:style-name="P11">Except all these forces would be dependent on the motions of another body.</text:p>
      <text:p text:style-name="P22">This function only has any meaning in multibody situation. <text:s/>For single body situations, it will always evaluate to zero. <text:s/>However, you can use motion models which contain ForceCross terms and apply the model to single body problem. <text:s/>This does not jeopardize the program in any way. <text:s/></text:p>
      <text:p text:style-name="P10"><text:span text:style-name="T18">Forces in this category only depend on the 0</text:span><text:span text:style-name="T21">th</text:span><text:span text:style-name="T18"> to 2</text:span><text:span text:style-name="T21">nd</text:span><text:span text:style-name="T18"> order derivatives of vessel motions. <text:s/></text:span><text:span text:style-name="T32">The derivatives are applied to the motions of another body. <text:s/>The other body is </text:span><text:span text:style-name="T13">not</text:span><text:span text:style-name="T9"> required to have the same motion model. <text:s/></text:span></text:p>
      <text:p text:style-name="P23">Bodies can have different motion models and still interact.</text:p>
      <text:p text:style-name="DocWarning"><text:span text:style-name="T9">It is possible for the function arguments to request the crossbody forces for the body interacting with itself. <text:s/>However, this request would have no meaning as self-interactions are stored under the ForceReact force functions. <text:s/>Any use of the ForceCross_hydro() function is usually coupled with the </text:span><text:span text:style-name="T10">K</text:span><text:span text:style-name="T9">ronecker </text:span><text:span text:style-name="T10">d</text:span><text:span text:style-name="T9">elta function, which will exclude cases of self interaction.</text:span></text:p>
      <text:h text:style-name="P37" text:outline-level="2"><text:span text:style-name="T35">Syntax</text:span></text:h>
      <text:p text:style-name="P29"><text:span text:style-name="T35">The following example shows the syntax for implementing the Force</text:span><text:span text:style-name="T37">Cross</text:span><text:span text:style-name="T36">_hydro</text:span><text:span text:style-name="T35">() function.</text:span></text:p>
      <text:p text:style-name="P52"><text:span text:style-name="T37">ForceCross_hydro(bodIn, ordIn, varIn)</text:span></text:p>
      <text:h text:style-name="P37" text:outline-level="2"><text:soft-page-break/>Parameters</text:h>
      <text:p text:style-name="P30"><text:sequence-ref text:reference-format="category-and-value" text:ref-name="refTable7">Table 7.1</text:sequence-ref> <text:span text:style-name="T35">lists the input parameters.</text:span></text:p>
      <text:p text:style-name="P41"><text:span text:style-name="T35">Table </text:span><text:span text:style-name="T35"><text:sequence text:ref-name="refTable7" text:name="Table" text:formula="ooow:Table+1" style:num-format="1">7.1</text:sequence></text:span><text:span text:style-name="T35">: <text:s/>Input Parameters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 table:style-name="Table6.1">
            <table:table-cell table:style-name="Table6.A1" office:value-type="string">
              <text:p text:style-name="P56"><text:span text:style-name="T35">Parameter </text:span></text:p>
              <text:p text:style-name="P56"><text:span text:style-name="T35">Name</text:span></text:p>
            </table:table-cell>
            <table:table-cell table:style-name="Table6.B1" office:value-type="string">
              <text:p text:style-name="P56"><text:span text:style-name="T37">Valid </text:span></text:p>
              <text:p text:style-name="P56"><text:span text:style-name="T37">Range</text:span></text:p>
            </table:table-cell>
            <table:table-cell table:style-name="Table6.B1" office:value-type="string">
              <text:p text:style-name="P56"><text:span text:style-name="T35">Description</text:span>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P56"><text:span text:style-name="T35"/></text:p>
          </table:table-cell>
          <table:table-cell table:style-name="Table6.B2" office:value-type="string">
            <text:p text:style-name="P56"><text:span text:style-name="T35"/></text:p>
          </table:table-cell>
          <table:table-cell table:style-name="Table6.B2" office:value-type="string">
            <text:p text:style-name="P56"><text:span text:style-name="T35">No equation index is required. <text:s/>The function automatically determined the equation index based on which equation it was defined in.</text:span></text:p>
          </table:table-cell>
        </table:table-row>
        <table:table-row table:style-name="Table6.1">
          <table:table-cell table:style-name="Table6.A2" office:value-type="string">
            <text:p text:style-name="P56"><text:span text:style-name="T38">bodIn</text:span></text:p>
          </table:table-cell>
          <table:table-cell table:style-name="Table6.B2" office:value-type="string">
            <text:p text:style-name="P56"><text:span text:style-name="T38">1 to number of bodies</text:span></text:p>
          </table:table-cell>
          <table:table-cell table:style-name="Table6.B2" office:value-type="string">
            <text:p text:style-name="P56"><text:span text:style-name="T38">The index of the body requested.</text:span></text:p>
          </table:table-cell>
        </table:table-row>
        <table:table-row table:style-name="Table6.1">
          <table:table-cell table:style-name="Table6.A2" office:value-type="string">
            <text:p text:style-name="P56"><text:span text:style-name="T38">ordIn</text:span></text:p>
          </table:table-cell>
          <table:table-cell table:style-name="Table6.B2" office:value-type="string">
            <text:p text:style-name="P56"><text:span text:style-name="T38">0 to 2</text:span></text:p>
          </table:table-cell>
          <table:table-cell table:style-name="Table6.B2" office:value-type="string">
            <text:p text:style-name="P56"><text:span text:style-name="T37">Selects the order of derivative for the force.</text:span></text:p>
          </table:table-cell>
        </table:table-row>
        <table:table-row table:style-name="Table6.1">
          <table:table-cell table:style-name="Table6.A2" office:value-type="string">
            <text:p text:style-name="P56"><text:span text:style-name="T35">varIn</text:span></text:p>
          </table:table-cell>
          <table:table-cell table:style-name="Table6.B2" office:value-type="string">
            <text:p text:style-name="P56"><text:span text:style-name="T37">Only indexes of motion variables.</text:span></text:p>
          </table:table-cell>
          <table:table-cell table:style-name="Table6.B2" office:value-type="string">
            <text:p text:style-name="P56"><text:span text:style-name="T35">The index of the variable requested.</text:span></text:p>
          </table:table-cell>
        </table:table-row>
      </table:table>
      <text:p text:style-name="P44"><text:span text:style-name="T11"/></text:p>
      <text:h text:style-name="DocHeading1" text:outline-level="1">ForceCross_user() Function </text:h>
      <text:p text:style-name="P10"><text:span text:style-name="T32">The forces which are reactive and dependent on the body motions of </text:span><text:span text:style-name="T13">another</text:span><text:span text:style-name="T32"> body. <text:s/>This is only applicable to multibody systems. <text:s/>One situation might be two vessels near each other during underway refueling. <text:s/>The user subcategory refers to reactive forces </text:span><text:span text:style-name="T33">defined by the user</text:span><text:span text:style-name="T32">. <text:s/>Examples include:</text:span></text:p>
      <text:list xml:id="list46856605" text:continue-list="list1985672475" text:style-name="Numbering_20_1">
        <text:list-item text:start-value="1">
          <text:p text:style-name="P50">Mooring lines between vessels</text:p>
        </text:list-item>
        <text:list-item>
          <text:p text:style-name="P50">Interacting exhaust plumes</text:p>
        </text:list-item>
        <text:list-item>
          <text:p text:style-name="P50">Any masses suspended from both vessels</text:p>
        </text:list-item>
      </text:list>
      <text:p text:style-name="P11">Except all these forces would be dependent on the motions of another body.</text:p>
      <text:p text:style-name="P22">This function only has any meaning in multibody situation. <text:s/>For single body situations, it will always evaluate to zero. <text:s/>However, you can use motion models which contain ForceCross terms and apply the model to single body problem. <text:s/>This does not jeopardize the program in any way. <text:s/></text:p>
      <text:p text:style-name="P10"><text:span text:style-name="T18">Forces in this category only depend on the 0</text:span><text:span text:style-name="T21">th</text:span><text:span text:style-name="T18"> to </text:span><text:span text:style-name="T29">N</text:span><text:span text:style-name="T23">th</text:span><text:span text:style-name="T18"> order derivatives of vessel motions. <text:s/></text:span><text:span text:style-name="T24">The derivatives are not restricted for this category. <text:s/>oFreq will automatically include any reactive forces defined for any order of derivative. <text:s/></text:span><text:span text:style-name="T32">The derivatives are applied to the motions of another body. <text:s/>The other body is </text:span><text:span text:style-name="T13">not</text:span><text:span text:style-name="T9"> required to have the same motion model. <text:s/></text:span></text:p>
      <text:p text:style-name="P23">Bodies can have different motion models and still interact.</text:p>
      <text:p text:style-name="DocWarning"><text:span text:style-name="T9">It is possible for the function arguments to request the crossbody forces for the body interacting with itself. <text:s/>However, this request would have no meaning as self-interactions are stored under the ForceReact force functions. <text:s/>Any use of the ForceCross_user() function is usually coupled with the </text:span><text:span text:style-name="T10">K</text:span><text:span text:style-name="T9">ronecker delta function, which will exclude cases of self interaction.</text:span></text:p>
      <text:h text:style-name="P38" text:outline-level="2"><text:soft-page-break/><text:span text:style-name="T35">Syntax</text:span></text:h>
      <text:p text:style-name="P31"><text:span text:style-name="T35">The following example shows the syntax for implementing the Force</text:span><text:span text:style-name="T37">Cross</text:span><text:span text:style-name="T36">_</text:span><text:span text:style-name="T39">user</text:span><text:span text:style-name="T35">() function.</text:span></text:p>
      <text:p text:style-name="P53"><text:span text:style-name="T37">ForceCross_</text:span><text:span text:style-name="T39">user</text:span><text:span text:style-name="T37">(bodIn, ordIn, varIn)</text:span></text:p>
      <text:h text:style-name="P38" text:outline-level="2">Parameters</text:h>
      <text:p text:style-name="P31"><text:sequence-ref text:reference-format="category-and-value" text:ref-name="refTable8">Table 8.1</text:sequence-ref> <text:span text:style-name="T35">lists the input parameters.</text:span></text:p>
      <text:p text:style-name="P42"><text:span text:style-name="T35">Table </text:span><text:span text:style-name="T35"><text:sequence text:ref-name="refTable8" text:name="Table" text:formula="ooow:Table+1" style:num-format="1">8.1</text:sequence></text:span><text:span text:style-name="T35">: <text:s/>Input Parameters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 table:style-name="Table7.1">
            <table:table-cell table:style-name="Table7.A1" office:value-type="string">
              <text:p text:style-name="P57"><text:span text:style-name="T35">Parameter </text:span></text:p>
              <text:p text:style-name="P57"><text:span text:style-name="T35">Name</text:span></text:p>
            </table:table-cell>
            <table:table-cell table:style-name="Table7.B1" office:value-type="string">
              <text:p text:style-name="P57"><text:span text:style-name="T37">Valid </text:span></text:p>
              <text:p text:style-name="P57"><text:span text:style-name="T37">Range</text:span></text:p>
            </table:table-cell>
            <table:table-cell table:style-name="Table7.B1" office:value-type="string">
              <text:p text:style-name="P57"><text:span text:style-name="T35">Description</text:span>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P57"><text:span text:style-name="T35"/></text:p>
          </table:table-cell>
          <table:table-cell table:style-name="Table7.B2" office:value-type="string">
            <text:p text:style-name="P57"><text:span text:style-name="T35"/></text:p>
          </table:table-cell>
          <table:table-cell table:style-name="Table7.B2" office:value-type="string">
            <text:p text:style-name="P57"><text:span text:style-name="T35">No equation index is required. <text:s/>The function automatically determined the equation index based on which equation it was defined in.</text:span></text:p>
          </table:table-cell>
        </table:table-row>
        <table:table-row table:style-name="Table7.1">
          <table:table-cell table:style-name="Table7.A2" office:value-type="string">
            <text:p text:style-name="P57"><text:span text:style-name="T38">bodIn</text:span></text:p>
          </table:table-cell>
          <table:table-cell table:style-name="Table7.B2" office:value-type="string">
            <text:p text:style-name="P57"><text:span text:style-name="T38">1 to number of bodies</text:span></text:p>
          </table:table-cell>
          <table:table-cell table:style-name="Table7.B2" office:value-type="string">
            <text:p text:style-name="P57"><text:span text:style-name="T38">The index of the body requested.</text:span></text:p>
          </table:table-cell>
        </table:table-row>
        <table:table-row table:style-name="Table7.1">
          <table:table-cell table:style-name="Table7.A2" office:value-type="string">
            <text:p text:style-name="P57"><text:span text:style-name="T38">ordIn</text:span></text:p>
          </table:table-cell>
          <table:table-cell table:style-name="Table7.B2" office:value-type="string">
            <text:p text:style-name="P58"><text:span text:style-name="T38">0 to maximum order of derivative for user defined force.</text:span></text:p>
          </table:table-cell>
          <table:table-cell table:style-name="Table7.B2" office:value-type="string">
            <text:p text:style-name="P57"><text:span text:style-name="T37">Selects the order of derivative for the force.</text:span></text:p>
          </table:table-cell>
        </table:table-row>
        <table:table-row table:style-name="Table7.1">
          <table:table-cell table:style-name="Table7.A2" office:value-type="string">
            <text:p text:style-name="P57"><text:span text:style-name="T35">varIn</text:span></text:p>
          </table:table-cell>
          <table:table-cell table:style-name="Table7.B2" office:value-type="string">
            <text:p text:style-name="P57"><text:span text:style-name="T37">Only indexes of motion variables.</text:span></text:p>
          </table:table-cell>
          <table:table-cell table:style-name="Table7.B2" office:value-type="string">
            <text:p text:style-name="P57"><text:span text:style-name="T35">The index of the variable requested.</text:span></text:p>
          </table:table-cell>
        </table:table-row>
      </table:table>
      <text:p text:style-name="P45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2" svg:font-family="Garamond" style:font-adornments="Italic" style:font-family-generic="roman"/>
    <style:font-face style:name="Garamond1" svg:font-family="Garamond" style:font-adornments="Regular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2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U04-0100.0020.0001_data_retrieval_functions.odt</text:file-name></text:span><text:tab/> <text:a xlink:type="simple" xlink:href="http://www.dmsonline.us/"><text:span text:style-name="MT1">www.dmsonline.us</text:span></text:a><text:tab/>Page <text:page-number text:select-page="current">6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U04-010.0020.0001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27T08:46:26</meta:creation-date>
    <meta:editing-cycles>11</meta:editing-cycles>
    <meta:editing-duration>PT21M37S</meta:editing-duration>
    <dc:description>Description of the data retrieval functions.</dc:description>
    <dc:subject>U04-010.0020.0001</dc:subject>
    <dc:title>Data Retrieval Functions</dc:title>
    <dc:date>2014-04-27T10:23:23</dc:date>
    <meta:print-date>2014-04-27T10:02:53</meta:print-date>
    <meta:document-statistic meta:table-count="9" meta:image-count="0" meta:object-count="0" meta:page-count="7" meta:paragraph-count="191" meta:word-count="1617" meta:character-count="10443" meta:non-whitespace-character-count="8920"/>
    <meta:user-defined meta:name="Info 1"/>
    <meta:user-defined meta:name="Info 2"/>
    <meta:user-defined meta:name="Info 3"/>
    <meta:user-defined meta:name="Info 4"/>
  </office:meta>
</office:document-meta>
</file>